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3cm"/>
    </style:style>
    <style:style style:name="gr4" style:family="graphic" style:parent-style-name="standard">
      <style:graphic-properties draw:stroke="soli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2.213cm" fo:min-width="5.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3.213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6.598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15cm" fo:min-width="3.6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fo:min-height="0.908cm"/>
    </style:style>
    <style:style style:name="gr18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5cm"/>
    </style:style>
    <style:style style:name="gr22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3" style:family="graphic" style:parent-style-name="standard">
      <style:graphic-properties draw:stroke="dash" draw:stroke-dash="Fine_20_Dashed_20__28_var_29_"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fo:min-height="0.89cm"/>
    </style:style>
    <style:style style:name="gr25" style:family="graphic" style:parent-style-name="standard">
      <style:graphic-properties draw:stroke="none" svg:stroke-color="#000000" draw:fill="none" draw:fill-color="#ffffff" fo:min-height="0.44cm"/>
    </style:style>
    <style:style style:name="gr26" style:family="graphic" style:parent-style-name="standard">
      <style:graphic-properties draw:stroke="none" svg:stroke-color="#000000" draw:fill="none" draw:fill-color="#ffffff" fo:min-height="2.24cm"/>
    </style:style>
    <style:style style:name="gr27" style:family="graphic" style:parent-style-name="standard">
      <style:graphic-properties svg:stroke-width="0.1cm" draw:marker-start-width="0.35cm" draw:marker-end="Arrow" draw:marker-end-width="0.45cm" draw:textarea-horizontal-align="center" fo:padding-top="0.175cm" fo:padding-bottom="0.175cm" fo:padding-left="0.3cm" fo:padding-right="0.3cm"/>
    </style:style>
    <style:style style:name="gr28" style:family="graphic" style:parent-style-name="standard">
      <style:graphic-properties draw:stroke="solid" svg:stroke-width="0.1cm" draw:textarea-horizontal-align="center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000000" draw:fill="none" draw:fill-color="#ffffff" fo:min-height="0.928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000000" draw:fill="none" draw:fill-color="#ffffff" fo:min-height="1cm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32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 draw:shadow="hidden"/>
    </style:style>
    <style:style style:name="gr33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3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fo:min-height="1.42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1cm" fo:min-width="6.45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7.69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1cm" fo:min-width="4.128cm"/>
    </style:style>
    <style:style style:name="gr39" style:family="graphic" style:parent-style-name="standard">
      <style:graphic-properties svg:stroke-width="0.1cm" draw:marker-start-width="0.35cm" draw:marker-end-width="0.35cm" draw:textarea-horizontal-align="center" fo:padding-top="0.175cm" fo:padding-bottom="0.175cm" fo:padding-left="0.3cm" fo:padding-right="0.3cm"/>
    </style:style>
    <style:style style:name="gr4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1" style:family="graphic" style:parent-style-name="standard">
      <style:graphic-properties draw:stroke="none" svg:stroke-color="#000000" draw:fill="none" draw:fill-color="#ffffff" fo:min-height="2.5cm"/>
    </style:style>
    <style:style style:name="gr4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43" style:family="graphic" style:parent-style-name="standard">
      <style:graphic-properties draw:stroke="none" svg:stroke-color="#000000" draw:fill="none" draw:fill-color="#ffffff" fo:min-height="8.0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1cm" fo:margin-bottom="0.1cm" fo:line-height="100%" fo:text-align="center" fo:text-indent="0cm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line-height="100%"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3.5cm" svg:height="19cm" svg:x="6cm" svg:y="1.5cm">
          <text:p/>
        </draw:rect>
        <draw:custom-shape draw:style-name="gr2" draw:text-style-name="P1" draw:id="id2" draw:layer="layout" svg:width="11cm" svg:height="3cm" svg:x="7.5cm" svg:y="4.5cm">
          <text:p text:style-name="P1">Просмотр главной страницы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11cm" svg:height="3cm" svg:x="7.5cm" svg:y="8.5cm">
          <text:p text:style-name="P1">Просмотр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13.5cm" svg:height="1.673cm" svg:x="6cm" svg:y="1.827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6" draw:layer="layout" svg:width="11cm" svg:height="3cm" svg:x="7.5cm" svg:y="12.5cm">
          <text:p text:style-name="P1">Просмотр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11cm" svg:height="3cm" svg:x="7.5cm" svg:y="16.5cm">
          <text:p text:style-name="P1">Просмотр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ircle draw:style-name="gr4" draw:text-style-name="P1" draw:id="id1" draw:layer="layout" svg:width="1cm" svg:height="1cm" svg:x="2.5cm" svg:y="9cm">
          <text:p/>
        </draw:circle>
        <draw:line draw:style-name="gr4" draw:text-style-name="P1" draw:id="id5" draw:layer="layout" svg:x1="3cm" svg:y1="12cm" svg:x2="3cm" svg:y2="10cm">
          <text:p/>
        </draw:line>
        <draw:line draw:style-name="gr4" draw:text-style-name="P1" draw:id="id3" draw:layer="layout" svg:x1="4cm" svg:y1="10.5cm" svg:x2="3cm" svg:y2="10.5cm">
          <text:p/>
        </draw:line>
        <draw:line draw:style-name="gr4" draw:text-style-name="P1" draw:layer="layout" svg:x1="2cm" svg:y1="10.5cm" svg:x2="3cm" svg:y2="10.5cm">
          <text:p/>
        </draw:line>
        <draw:line draw:style-name="gr4" draw:text-style-name="P1" draw:layer="layout" svg:x1="2.5cm" svg:y1="13.5cm" svg:x2="3cm" svg:y2="12cm">
          <text:p/>
        </draw:line>
        <draw:line draw:style-name="gr4" draw:text-style-name="P1" draw:layer="layout" svg:x1="3.5cm" svg:y1="13.5cm" svg:x2="3cm" svg:y2="12cm">
          <text:p/>
        </draw:line>
        <draw:connector draw:style-name="gr1" draw:text-style-name="P1" draw:layer="layout" draw:type="line" svg:x1="3.5cm" svg:y1="9.5cm" svg:x2="7.5cm" svg:y2="5.999cm" draw:start-shape="id1" draw:start-glue-point="1" draw:end-shape="id2" draw:end-glue-point="6" svg:d="m3500 9500 4000-3501">
          <text:p/>
        </draw:connector>
        <draw:connector draw:style-name="gr1" draw:text-style-name="P1" draw:layer="layout" draw:type="line" svg:x1="4cm" svg:y1="10.5cm" svg:x2="7.5cm" svg:y2="9.999cm" draw:start-shape="id3" draw:start-glue-point="1" draw:end-shape="id4" draw:end-glue-point="6" svg:d="m4000 10500 3500-501">
          <text:p/>
        </draw:connector>
        <draw:connector draw:style-name="gr1" draw:text-style-name="P1" draw:layer="layout" draw:type="line" svg:x1="3cm" svg:y1="11cm" svg:x2="7.5cm" svg:y2="13.999cm" draw:start-shape="id5" draw:start-glue-point="1" draw:end-shape="id6" draw:end-glue-point="6" svg:d="m3000 11000 4500 2999">
          <text:p/>
        </draw:connector>
        <draw:connector draw:style-name="gr1" draw:text-style-name="P1" draw:layer="layout" draw:type="line" svg:x1="3cm" svg:y1="12cm" svg:x2="7.5cm" svg:y2="18cm" draw:start-shape="id5" draw:end-shape="id7" svg:d="m3000 12000 4500 6000">
          <text:p/>
        </draw:connector>
        <draw:frame draw:style-name="gr5" draw:layer="layout" svg:width="3.5cm" svg:height="1.673cm" svg:x="1.5cm" svg:y="13.827cm">
          <draw:text-box>
            <text:p text:style-name="P1">Клиент компании</text:p>
          </draw:text-box>
        </draw:frame>
      </draw:page>
      <draw:page draw:name="page2" draw:style-name="dp1" draw:master-page-name="Обычный">
        <draw:circle draw:style-name="gr4" draw:text-style-name="P1" draw:id="id8" draw:layer="layout" svg:width="1cm" svg:height="1cm" svg:x="3cm" svg:y="7cm">
          <text:p/>
        </draw:circle>
        <draw:line draw:style-name="gr4" draw:text-style-name="P1" draw:id="id12" draw:layer="layout" svg:x1="3.5cm" svg:y1="10cm" svg:x2="3.5cm" svg:y2="8cm">
          <text:p/>
        </draw:line>
        <draw:line draw:style-name="gr4" draw:text-style-name="P1" draw:id="id10" draw:layer="layout" svg:x1="4.5cm" svg:y1="8.5cm" svg:x2="3.5cm" svg:y2="8.5cm">
          <text:p/>
        </draw:line>
        <draw:line draw:style-name="gr4" draw:text-style-name="P1" draw:layer="layout" svg:x1="2.5cm" svg:y1="8.5cm" svg:x2="3.5cm" svg:y2="8.5cm">
          <text:p/>
        </draw:line>
        <draw:line draw:style-name="gr4" draw:text-style-name="P1" draw:layer="layout" svg:x1="3cm" svg:y1="11.5cm" svg:x2="3.5cm" svg:y2="10cm">
          <text:p/>
        </draw:line>
        <draw:line draw:style-name="gr4" draw:text-style-name="P1" draw:layer="layout" svg:x1="4cm" svg:y1="11.5cm" svg:x2="3.5cm" svg:y2="10cm">
          <text:p/>
        </draw:line>
        <draw:rect draw:style-name="gr1" draw:text-style-name="P1" draw:layer="layout" svg:width="13.5cm" svg:height="15cm" svg:x="6cm" svg:y="1.5cm">
          <text:p/>
        </draw:rect>
        <draw:frame draw:style-name="gr3" draw:text-style-name="P1" draw:layer="layout" svg:width="13.5cm" svg:height="1.673cm" svg:x="6cm" svg:y="1.828cm">
          <draw:text-box>
            <text:p text:style-name="P1">Интернет-приложение классифицирующее</text:p>
            <text:p text:style-name="P1">юридические услуги</text:p>
          </draw:text-box>
        </draw:frame>
        <draw:custom-shape draw:style-name="gr2" draw:text-style-name="P1" draw:id="id9" draw:layer="layout" svg:width="11cm" svg:height="3cm" svg:x="7.5cm" svg:y="4.5cm">
          <text:p text:style-name="P1">Редактирование информации о</text:p>
          <text:p text:style-name="P1">предоставляемых услугах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1" draw:layer="layout" svg:width="11cm" svg:height="3cm" svg:x="7.5cm" svg:y="8.5cm">
          <text:p text:style-name="P1">Редактирование нормативных</text:p>
          <text:p text:style-name="P1">докумен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13" draw:layer="layout" svg:width="11cm" svg:height="3cm" svg:x="7.5cm" svg:y="12.5cm">
          <text:p text:style-name="P1">Редактирование новостей</text:p>
          <text:p text:style-name="P1">в законодательств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4cm" svg:y1="7.5cm" svg:x2="7.5cm" svg:y2="5.999cm" draw:start-shape="id8" draw:start-glue-point="1" draw:end-shape="id9" draw:end-glue-point="6" svg:d="m4000 7500 3500-1501">
          <text:p/>
        </draw:connector>
        <draw:connector draw:style-name="gr1" draw:text-style-name="P1" draw:layer="layout" draw:type="line" svg:x1="4.5cm" svg:y1="8.5cm" svg:x2="7.5cm" svg:y2="10cm" draw:start-shape="id10" draw:start-glue-point="1" draw:end-shape="id11" svg:d="m4500 8500 3000 1500">
          <text:p/>
        </draw:connector>
        <draw:connector draw:style-name="gr1" draw:text-style-name="P1" draw:layer="layout" draw:type="line" svg:x1="3.5cm" svg:y1="10cm" svg:x2="7.5cm" svg:y2="13.999cm" draw:start-shape="id12" draw:end-shape="id13" draw:end-glue-point="6" svg:d="m3500 10000 4000 3999">
          <text:p/>
        </draw:connector>
        <draw:frame draw:style-name="gr5" draw:layer="layout" svg:width="5.5cm" svg:height="1.673cm" svg:x="0.5cm" svg:y="11.827cm">
          <draw:text-box>
            <text:p text:style-name="P1">Администратор</text:p>
            <text:p text:style-name="P1">системы</text:p>
          </draw:text-box>
        </draw:frame>
      </draw:page>
      <draw:page draw:name="page3" draw:style-name="dp1" draw:master-page-name="Обычный">
        <draw:rect draw:style-name="gr6" draw:text-style-name="P1" draw:layer="layout" svg:width="17cm" svg:height="1cm" svg:x="2cm" svg:y="1.5cm">
          <text:p text:style-name="P1">Наименование предприятия</text:p>
        </draw:rect>
        <draw:rect draw:style-name="gr6" draw:text-style-name="P1" draw:layer="layout" svg:width="17cm" svg:height="1.5cm" svg:x="2cm" svg:y="2.5cm">
          <text:p text:style-name="P1">Меню приложения</text:p>
        </draw:rect>
        <draw:rect draw:style-name="gr6" draw:text-style-name="P1" draw:layer="layout" svg:width="5.5cm" svg:height="6.5cm" svg:x="2cm" svg:y="4cm">
          <text:p text:style-name="P2"><text:span text:style-name="T1">Краткое</text:span></text:p>
          <text:p text:style-name="P2"><text:span text:style-name="T1">описание</text:span></text:p>
          <text:p text:style-name="P2"><text:span text:style-name="T1">новостей</text:span></text:p>
        </draw:rect>
        <draw:rect draw:style-name="gr6" draw:text-style-name="P1" draw:layer="layout" svg:width="11.5cm" svg:height="6.5cm" svg:x="7.5cm" svg:y="4cm">
          <text:p text:style-name="P1">Содержимое страницы</text:p>
        </draw:rect>
      </draw:page>
      <draw:page draw:name="page4" draw:style-name="dp1" draw:master-page-name="Обычный">
        <draw:custom-shape draw:style-name="gr7" draw:text-style-name="P1" draw:layer="layout" svg:width="10.5cm" svg:height="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1cm" svg:y="1cm">
          <text:p text:style-name="P1">Клиент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cm" svg:x="1cm" svg:y="2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0.279cm" svg:height="3.906cm" svg:x="1cm" svg:y="1.937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7.5cm" svg:height="4cm" svg:x="4cm" svg:y="1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5cm" svg:height="1cm" svg:x="4cm" svg:y="13cm">
          <text:p text:style-name="P1">Новость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5cm" svg:height="2.5cm" svg:x="4cm" svg:y="1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6.207cm" svg:height="2.484cm" svg:x="4cm" svg:y="13.937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7cm" svg:height="4cm" svg:x="4.5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cm" svg:x="4.5cm" svg:y="8cm">
          <text:p text:style-name="P1">Услуга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cm" svg:y="9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4.5cm" svg:y="8.937cm">
          <draw:text-box>
            <text:p>Название</text:p>
            <text:p>Короткое название</text:p>
            <text:p>Полное описание</text:p>
          </draw:text-box>
        </draw:frame>
      </draw:page>
      <draw:page draw:name="page5" draw:style-name="dp1" draw:master-page-name="Обычный">
        <draw:custom-shape draw:style-name="gr7" draw:text-style-name="P1" draw:layer="layout" svg:width="10.5cm" svg:height="6cm" svg:x="8.306cm" svg:y="1.5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5cm" svg:height="1cm" svg:x="8.306cm" svg:y="1.547cm">
          <text:p text:style-name="P1">Таблица Клиент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5cm" svg:height="4.5cm" svg:x="8.306cm" svg:y="2.547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0.279cm" svg:height="3.906cm" svg:x="8.306cm" svg:y="2.484cm">
          <draw:text-box>
            <text:p>Заголовок</text:p>
            <text:p>Содержание</text:p>
            <text:p>Дата окончания публикации</text:p>
            <text:p>Изображение малого размера</text:p>
            <text:p>Изображение большого размера</text:p>
          </draw:text-box>
        </draw:frame>
        <draw:custom-shape draw:style-name="gr7" draw:text-style-name="P1" draw:layer="layout" svg:width="8.5cm" svg:height="4.5cm" svg:x="19.053cm" svg:y="14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53cm" svg:y="14.481cm">
          <text:p text:style-name="P1">Таблица Новость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53cm" svg:y="15.481cm">
          <text:p/>
          <draw:enhanced-geometry svg:viewBox="0 0 21600 21600" draw:type="rectangle" draw:enhanced-path="M 0 0 L 21600 0 21600 21600 0 21600 0 0 Z N"/>
        </draw:custom-shape>
        <draw:frame draw:style-name="gr12" draw:layer="layout" svg:width="7.198cm" svg:height="2.484cm" svg:x="19.053cm" svg:y="15.418cm">
          <draw:text-box>
            <text:p>Название</text:p>
            <text:p>Короткое название</text:p>
            <text:p>Содержание</text:p>
          </draw:text-box>
        </draw:frame>
        <draw:custom-shape draw:style-name="gr7" draw:text-style-name="P1" draw:layer="layout" svg:width="8.5cm" svg:height="4.5cm" svg:x="19.006cm" svg:y="8.55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5cm" svg:height="1cm" svg:x="19.006cm" svg:y="8.556cm">
          <text:p text:style-name="P1">Таблица Услуга 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5cm" svg:height="3cm" svg:x="19.006cm" svg:y="9.556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6.5cm" svg:height="2.563cm" svg:x="19.006cm" svg:y="9.493cm">
          <draw:text-box>
            <text:p>Название</text:p>
            <text:p>Короткое название</text:p>
            <text:p>Полное описание</text:p>
          </draw:text-box>
        </draw:frame>
        <draw:custom-shape draw:style-name="gr7" draw:text-style-name="P1" draw:layer="layout" svg:width="7cm" svg:height="4.5cm" svg:x="4.592cm" svg:y="11.12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cm" svg:height="1.5cm" svg:x="4.592cm" svg:y="11.129cm">
          <text:p text:style-name="P1">Таблица Категорий </text:p>
          <text:p text:style-name="P1">«Joomla»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cm" svg:height="2.5cm" svg:x="4.592cm" svg:y="12.629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4.2cm" svg:height="1.773cm" svg:x="4.592cm" svg:y="12.629cm">
          <draw:text-box>
            <text:p>Название</text:p>
            <text:p>Описание</text:p>
          </draw:text-box>
        </draw:frame>
        <draw:frame draw:style-name="gr14" draw:id="id15" draw:layer="layout" svg:width="7cm" svg:height="0.962cm" svg:x="4.792cm" svg:y="14.166cm">
          <draw:text-box>
            <text:p>Ключ категории (id)</text:p>
          </draw:text-box>
        </draw:frame>
        <draw:frame draw:style-name="gr15" draw:id="id14" draw:layer="layout" svg:width="6.526cm" svg:height="0.962cm" svg:x="18.976cm" svg:y="11.556cm">
          <draw:text-box>
            <text:p>Ключ категории (FK)</text:p>
          </draw:text-box>
        </draw:frame>
        <draw:frame draw:style-name="gr15" draw:id="id16" draw:layer="layout" svg:width="6.526cm" svg:height="0.962cm" svg:x="19.023cm" svg:y="17.481cm">
          <draw:text-box>
            <text:p>Ключ категории (FK)</text:p>
          </draw:text-box>
        </draw:frame>
        <draw:frame draw:style-name="gr15" draw:id="id17" draw:layer="layout" svg:width="6.526cm" svg:height="0.962cm" svg:x="8.276cm" svg:y="6.084cm">
          <draw:text-box>
            <text:p>Ключ категории (FK)</text:p>
          </draw:text-box>
        </draw:frame>
        <draw:connector draw:style-name="gr16" draw:text-style-name="P1" draw:layer="layout" svg:x1="18.976cm" svg:y1="12.037cm" svg:x2="11.792cm" svg:y2="14.647cm" draw:start-shape="id14" draw:start-glue-point="3" draw:end-shape="id15" draw:end-glue-point="1" svg:d="m18976 12037h-3592v2610h-3592">
          <text:p/>
        </draw:connector>
        <draw:connector draw:style-name="gr16" draw:text-style-name="P1" draw:layer="layout" svg:x1="19.023cm" svg:y1="17.962cm" svg:x2="11.792cm" svg:y2="14.647cm" draw:start-shape="id16" draw:start-glue-point="3" draw:end-shape="id15" draw:end-glue-point="1" svg:d="m19023 17962h-3615v-3315h-3616">
          <text:p/>
        </draw:connector>
        <draw:connector draw:style-name="gr16" draw:text-style-name="P1" draw:layer="layout" draw:line-skew="-1.329cm" svg:x1="8.276cm" svg:y1="6.565cm" svg:x2="4.792cm" svg:y2="14.647cm" draw:start-shape="id17" draw:start-glue-point="3" draw:end-shape="id15" draw:end-glue-point="3" svg:d="m8276 6565h-5314v8082h1830">
          <text:p/>
        </draw:connector>
      </draw:page>
      <draw:page draw:name="page6" draw:style-name="dp1" draw:master-page-name="Обычный">
        <draw:ellipse draw:style-name="gr4" draw:text-style-name="P1" draw:layer="layout" svg:width="0.715cm" svg:height="0.692cm" svg:x="1.714cm" svg:y="2cm">
          <text:p/>
        </draw:ellipse>
        <draw:line draw:style-name="gr4" draw:text-style-name="P1" draw:layer="layout" svg:x1="2.071cm" svg:y1="4.077cm" svg:x2="2.071cm" svg:y2="2.692cm">
          <text:p/>
        </draw:line>
        <draw:line draw:style-name="gr4" draw:text-style-name="P1" draw:layer="layout" svg:x1="2.785cm" svg:y1="3.038cm" svg:x2="2.071cm" svg:y2="3.038cm">
          <text:p/>
        </draw:line>
        <draw:line draw:style-name="gr4" draw:text-style-name="P1" draw:layer="layout" svg:x1="1.357cm" svg:y1="3.038cm" svg:x2="2.071cm" svg:y2="3.038cm">
          <text:p/>
        </draw:line>
        <draw:line draw:style-name="gr4" draw:text-style-name="P1" draw:layer="layout" svg:x1="1.714cm" svg:y1="5.115cm" svg:x2="2.071cm" svg:y2="4.077cm">
          <text:p/>
        </draw:line>
        <draw:line draw:style-name="gr4" draw:text-style-name="P1" draw:layer="layout" svg:x1="2.428cm" svg:y1="5.115cm" svg:x2="2.071cm" svg:y2="4.077cm">
          <text:p/>
        </draw:line>
        <draw:frame draw:style-name="gr17" draw:text-style-name="P3" draw:layer="layout" svg:width="2.5cm" svg:height="1.191cm" svg:x="1cm" svg:y="5.309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cm" svg:height="2cm" svg:x="7cm" svg:y="3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5cm" svg:height="2cm" svg:x="15cm" svg:y="3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rect draw:style-name="gr6" draw:text-style-name="P4" draw:layer="layout" svg:width="5cm" svg:height="2cm" svg:x="23.5cm" svg:y="3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cm" svg:y1="6.5cm" svg:x2="2cm" svg:y2="18cm">
          <text:p/>
        </draw:line>
        <draw:rect draw:style-name="gr1" draw:text-style-name="P1" draw:layer="layout" svg:width="1cm" svg:height="8.5cm" svg:x="1.5cm" svg:y="7.5cm">
          <text:p/>
        </draw:rect>
        <draw:line draw:style-name="gr18" draw:text-style-name="P1" draw:layer="layout" svg:x1="9.5cm" svg:y1="5cm" svg:x2="9.5cm" svg:y2="18cm">
          <text:p/>
        </draw:line>
        <draw:line draw:style-name="gr18" draw:text-style-name="P1" draw:layer="layout" svg:x1="17.5cm" svg:y1="5cm" svg:x2="17.5cm" svg:y2="18cm">
          <text:p/>
        </draw:line>
        <draw:line draw:style-name="gr18" draw:text-style-name="P1" draw:layer="layout" svg:x1="26cm" svg:y1="5cm" svg:x2="26cm" svg:y2="16cm">
          <text:p/>
        </draw:line>
        <draw:rect draw:style-name="gr1" draw:text-style-name="P1" draw:layer="layout" svg:width="1cm" svg:height="7.5cm" svg:x="9cm" svg:y="8cm">
          <text:p/>
        </draw:rect>
        <draw:rect draw:style-name="gr1" draw:text-style-name="P1" draw:layer="layout" svg:width="1cm" svg:height="6.5cm" svg:x="17cm" svg:y="8.5cm">
          <text:p/>
        </draw:rect>
        <draw:rect draw:style-name="gr1" draw:text-style-name="P1" draw:layer="layout" svg:width="1cm" svg:height="5.5cm" svg:x="25.5cm" svg:y="9cm">
          <text:p/>
        </draw:rect>
        <draw:line draw:style-name="gr19" draw:text-style-name="P3" draw:layer="layout" svg:x1="2.5cm" svg:y1="8cm" svg:x2="9cm" svg:y2="8cm">
          <text:p text:style-name="P1"><text:span text:style-name="T2">Отобразить(Главная:страница)</text:span></text:p>
          <text:p text:style-name="P1"><text:span text:style-name="T2"/></text:p>
        </draw:line>
        <draw:line draw:style-name="gr19" draw:text-style-name="P3" draw:layer="layout" svg:x1="10cm" svg:y1="8.5cm" svg:x2="17cm" svg:y2="8.5cm">
          <text:p text:style-name="P1"><text:span text:style-name="T2">Подготовить(Главная:страница)</text:span></text:p>
          <text:p text:style-name="P1"><text:span text:style-name="T2"/></text:p>
        </draw:line>
        <draw:line draw:style-name="gr19" draw:text-style-name="P3" draw:layer="layout" svg:x1="18cm" svg:y1="9cm" svg:x2="25.5cm" svg:y2="9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5.5cm" svg:y1="9.75cm" svg:x2="18cm" svg:y2="9.75cm">
          <text:p/>
        </draw:line>
        <draw:frame draw:style-name="gr21" draw:text-style-name="P5" draw:layer="layout" svg:width="6cm" svg:height="0.75cm" svg:x="19.5cm" svg:y="9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8cm" svg:y1="11cm" svg:x2="25.5cm" svg:y2="11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5.5cm" svg:y1="11.75cm" svg:x2="18cm" svg:y2="11.75cm">
          <text:p/>
        </draw:line>
        <draw:frame draw:style-name="gr21" draw:text-style-name="P5" draw:layer="layout" svg:width="6cm" svg:height="0.75cm" svg:x="19.5cm" svg:y="11cm">
          <draw:text-box>
            <text:p><text:span text:style-name="T2">Новости: данные</text:span></text:p>
          </draw:text-box>
        </draw:frame>
        <draw:line draw:style-name="gr22" draw:text-style-name="P1" draw:layer="layout" svg:x1="18cm" svg:y1="13cm" svg:x2="25.5cm" svg:y2="13cm">
          <text:p text:style-name="P1"><text:span text:style-name="T2">Загрузить(Список услуг:данные)</text:span></text:p>
          <text:p text:style-name="P1"><text:span text:style-name="T2"/></text:p>
        </draw:line>
        <draw:line draw:style-name="gr23" draw:text-style-name="P1" draw:layer="layout" svg:x1="25.5cm" svg:y1="14cm" svg:x2="18cm" svg:y2="14cm">
          <text:p/>
        </draw:line>
        <draw:frame draw:style-name="gr21" draw:text-style-name="P5" draw:layer="layout" svg:width="6cm" svg:height="0.75cm" svg:x="19.5cm" svg:y="13.25cm">
          <draw:text-box>
            <text:p><text:span text:style-name="T2">Список услуг: данные</text:span></text:p>
          </draw:text-box>
        </draw:frame>
        <draw:line draw:style-name="gr23" draw:text-style-name="P1" draw:layer="layout" svg:x1="17cm" svg:y1="14.5cm" svg:x2="10cm" svg:y2="14.5cm">
          <text:p/>
        </draw:line>
        <draw:frame draw:style-name="gr21" draw:text-style-name="P5" draw:layer="layout" svg:width="6cm" svg:height="1.661cm" svg:x="11cm" svg:y="12.839cm">
          <draw:text-box>
            <text:p><text:span text:style-name="T2">Подготовленные наборы данных для главной страницы</text:span></text:p>
          </draw:text-box>
        </draw:frame>
        <draw:line draw:style-name="gr23" draw:text-style-name="P1" draw:layer="layout" svg:x1="9cm" svg:y1="15cm" svg:x2="2.5cm" svg:y2="15cm">
          <text:p/>
        </draw:line>
        <draw:frame draw:style-name="gr21" draw:text-style-name="P5" draw:layer="layout" svg:width="6cm" svg:height="0.75cm" svg:x="3.5cm" svg:y="14.25cm">
          <draw:text-box>
            <text:p><text:span text:style-name="T2">Главная страница</text:span></text:p>
          </draw:text-box>
        </draw:frame>
      </draw:page>
      <draw:page draw:name="page7" draw:style-name="dp1" draw:master-page-name="Обычный">
        <draw:ellipse draw:style-name="gr4" draw:text-style-name="P1" draw:layer="layout" svg:width="0.548cm" svg:height="0.539cm" svg:x="1.914cm" svg:y="2cm">
          <text:p/>
        </draw:ellipse>
        <draw:line draw:style-name="gr4" draw:text-style-name="P1" draw:layer="layout" svg:x1="2.187cm" svg:y1="3.615cm" svg:x2="2.187cm" svg:y2="2.538cm">
          <text:p/>
        </draw:line>
        <draw:line draw:style-name="gr4" draw:text-style-name="P1" draw:layer="layout" svg:x1="2.734cm" svg:y1="2.807cm" svg:x2="2.187cm" svg:y2="2.807cm">
          <text:p/>
        </draw:line>
        <draw:line draw:style-name="gr4" draw:text-style-name="P1" draw:layer="layout" svg:x1="1.64cm" svg:y1="2.807cm" svg:x2="2.187cm" svg:y2="2.807cm">
          <text:p/>
        </draw:line>
        <draw:line draw:style-name="gr4" draw:text-style-name="P1" draw:layer="layout" svg:x1="1.913cm" svg:y1="4.423cm" svg:x2="2.187cm" svg:y2="3.616cm">
          <text:p/>
        </draw:line>
        <draw:line draw:style-name="gr4" draw:text-style-name="P1" draw:layer="layout" svg:x1="2.461cm" svg:y1="4.423cm" svg:x2="2.187cm" svg:y2="3.616cm">
          <text:p/>
        </draw:line>
        <draw:frame draw:style-name="gr24" draw:text-style-name="P3" draw:layer="layout" svg:width="2.5cm" svg:height="1.191cm" svg:x="1cm" svg:y="4.365cm">
          <draw:text-box>
            <text:p text:style-name="P1"><text:span text:style-name="T2">Клиент компании</text:span></text:p>
          </draw:text-box>
        </draw:frame>
        <draw:rect draw:style-name="gr6" draw:text-style-name="P4" draw:layer="layout" svg:width="5.363cm" svg:height="1.855cm" svg:x="5.29cm" svg:y="2.479cm">
          <text:p text:style-name="P1"><text:span text:style-name="T3">Подсистема </text:span></text:p>
          <text:p text:style-name="P1"><text:span text:style-name="T3">пользовательского</text:span></text:p>
          <text:p text:style-name="P1"><text:span text:style-name="T3">интерфейса</text:span></text:p>
        </draw:rect>
        <draw:rect draw:style-name="gr6" draw:text-style-name="P4" draw:layer="layout" svg:width="4.876cm" svg:height="1.855cm" svg:x="11.628cm" svg:y="2.479cm">
          <text:p text:style-name="P1"><text:span text:style-name="T3">Подсистема </text:span></text:p>
          <text:p text:style-name="P1"><text:span text:style-name="T3">преобразования и </text:span></text:p>
          <text:p text:style-name="P1"><text:span text:style-name="T3">подготовки данных</text:span></text:p>
        </draw:rect>
        <draw:line draw:style-name="gr18" draw:text-style-name="P1" draw:layer="layout" svg:x1="2.17cm" svg:y1="5.447cm" svg:x2="2.17cm" svg:y2="15.5cm">
          <text:p/>
        </draw:line>
        <draw:rect draw:style-name="gr1" draw:text-style-name="P1" draw:layer="layout" svg:width="0.766cm" svg:height="8.168cm" svg:x="1.75cm" svg:y="6.279cm">
          <text:p/>
        </draw:rect>
        <draw:line draw:style-name="gr18" draw:text-style-name="P1" draw:layer="layout" svg:x1="7.879cm" svg:y1="4.334cm" svg:x2="7.879cm" svg:y2="14.447cm">
          <text:p/>
        </draw:line>
        <draw:line draw:style-name="gr18" draw:text-style-name="P1" draw:layer="layout" svg:x1="14.009cm" svg:y1="4.334cm" svg:x2="14.009cm" svg:y2="14.447cm">
          <text:p/>
        </draw:line>
        <draw:line draw:style-name="gr18" draw:text-style-name="P1" draw:layer="layout" svg:x1="21.204cm" svg:y1="4.334cm" svg:x2="21.204cm" svg:y2="14.447cm">
          <text:p/>
        </draw:line>
        <draw:rect draw:style-name="gr1" draw:text-style-name="P1" draw:layer="layout" svg:width="0.765cm" svg:height="7.3cm" svg:x="7.496cm" svg:y="6.668cm">
          <text:p/>
        </draw:rect>
        <draw:rect draw:style-name="gr1" draw:text-style-name="P1" draw:layer="layout" svg:width="0.767cm" svg:height="6.432cm" svg:x="13.625cm" svg:y="7.057cm">
          <text:p/>
        </draw:rect>
        <draw:rect draw:style-name="gr1" draw:text-style-name="P1" draw:layer="layout" svg:width="0.766cm" svg:height="2.872cm" svg:x="20.808cm" svg:y="7.266cm">
          <text:p/>
        </draw:rect>
        <draw:line draw:style-name="gr19" draw:text-style-name="P3" draw:layer="layout" svg:x1="2.516cm" svg:y1="6.668cm" svg:x2="7.496cm" svg:y2="6.668cm">
          <text:p text:style-name="P1"><text:span text:style-name="T2">Отобразить(</text:span></text:p>
          <text:p text:style-name="P1"><text:span text:style-name="T2">Нормативные документы:</text:span></text:p>
          <text:p text:style-name="P1"><text:span text:style-name="T2">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8.262cm" svg:y1="7.057cm" svg:x2="13.625cm" svg:y2="7.057cm">
          <text:p text:style-name="P1"><text:span text:style-name="T2">Подготовить(</text:span></text:p>
          <text:p text:style-name="P1"><text:span text:style-name="T2">Нормативные документы</text:span></text:p>
          <text:p text:style-name="P1"><text:span text:style-name="T2">:страница)</text:span></text:p>
          <text:p text:style-name="P1"><text:span text:style-name="T2"/></text:p>
          <text:p text:style-name="P1"><text:span text:style-name="T2"/></text:p>
          <text:p text:style-name="P1"><text:span text:style-name="T2"/></text:p>
        </draw:line>
        <draw:line draw:style-name="gr19" draw:text-style-name="P3" draw:layer="layout" svg:x1="14.456cm" svg:y1="7.266cm" svg:x2="20.794cm" svg:y2="7.266cm">
          <text:p text:style-name="P1"><text:span text:style-name="T2">Загрузить(Главное меню:данные)</text:span></text:p>
          <text:p text:style-name="P1"><text:span text:style-name="T2"/></text:p>
        </draw:line>
        <draw:line draw:style-name="gr20" draw:text-style-name="P3" draw:layer="layout" svg:x1="20.794cm" svg:y1="10.138cm" svg:x2="14.456cm" svg:y2="10.138cm">
          <text:p/>
        </draw:line>
        <draw:frame draw:style-name="gr25" draw:text-style-name="P5" draw:layer="layout" svg:width="5.056cm" svg:height="0.721cm" svg:x="15.041cm" svg:y="7.311cm">
          <draw:text-box>
            <text:p><text:span text:style-name="T2">Главное меню: данные</text:span></text:p>
          </draw:text-box>
        </draw:frame>
        <draw:line draw:style-name="gr22" draw:text-style-name="P1" draw:layer="layout" svg:x1="14.456cm" svg:y1="9.468cm" svg:x2="20.794cm" svg:y2="9.468cm">
          <text:p text:style-name="P1"><text:span text:style-name="T2">Загрузить(Новости:данные)</text:span></text:p>
          <text:p text:style-name="P1"><text:span text:style-name="T2"/></text:p>
        </draw:line>
        <draw:line draw:style-name="gr20" draw:text-style-name="P3" draw:layer="layout" svg:x1="20.794cm" svg:y1="8.032cm" svg:x2="14.456cm" svg:y2="8.032cm">
          <text:p/>
        </draw:line>
        <draw:frame draw:style-name="gr25" draw:text-style-name="P5" draw:layer="layout" svg:width="4.596cm" svg:height="0.721cm" svg:x="15.529cm" svg:y="9.417cm">
          <draw:text-box>
            <text:p><text:span text:style-name="T2">Новости: данные</text:span></text:p>
          </draw:text-box>
        </draw:frame>
        <draw:line draw:style-name="gr23" draw:text-style-name="P1" draw:layer="layout" svg:x1="13.625cm" svg:y1="13.064cm" svg:x2="8.262cm" svg:y2="13.064cm">
          <text:p/>
        </draw:line>
        <draw:frame draw:style-name="gr26" draw:text-style-name="P5" draw:layer="layout" svg:width="4.544cm" svg:height="2.601cm" svg:x="9.23cm" svg:y="10.464cm">
          <draw:text-box>
            <text:p><text:span text:style-name="T2">Подготовленные наборы данных для станицы с нормативными документами</text:span></text:p>
          </draw:text-box>
        </draw:frame>
        <draw:line draw:style-name="gr23" draw:text-style-name="P1" draw:layer="layout" svg:x1="7.541cm" svg:y1="13.585cm" svg:x2="2.561cm" svg:y2="13.585cm">
          <text:p/>
        </draw:line>
        <draw:frame draw:style-name="gr24" draw:text-style-name="P5" draw:layer="layout" svg:width="3.721cm" svg:height="1.191cm" svg:x="3.52cm" svg:y="12.392cm">
          <draw:text-box>
            <text:p><text:span text:style-name="T2">Нормативные документы</text:span></text:p>
          </draw:text-box>
        </draw:frame>
        <draw:rect draw:style-name="gr6" draw:text-style-name="P4" draw:layer="layout" svg:width="4.177cm" svg:height="1.855cm" svg:x="19.039cm" svg:y="2.479cm">
          <text:p text:style-name="P1"><text:span text:style-name="T3">Подсистема </text:span></text:p>
          <text:p text:style-name="P1"><text:span text:style-name="T3">хранения </text:span></text:p>
          <text:p text:style-name="P1"><text:span text:style-name="T3">информации</text:span></text:p>
        </draw:rect>
        <draw:line draw:style-name="gr18" draw:text-style-name="P1" draw:layer="layout" svg:x1="25.962cm" svg:y1="4.393cm" svg:x2="25.962cm" svg:y2="14.506cm">
          <text:p/>
        </draw:line>
        <draw:rect draw:style-name="gr6" draw:text-style-name="P4" draw:layer="layout" svg:width="4.806cm" svg:height="1.819cm" svg:x="23.594cm" svg:y="2.479cm">
          <text:p text:style-name="P1"><text:span text:style-name="T3">Файловая система</text:span></text:p>
          <text:p text:style-name="P1"><text:span text:style-name="T3">операционной</text:span></text:p>
          <text:p text:style-name="P1"><text:span text:style-name="T3">системы</text:span></text:p>
        </draw:rect>
        <draw:rect draw:style-name="gr1" draw:text-style-name="P1" draw:layer="layout" svg:width="0.766cm" svg:height="2.555cm" svg:x="25.586cm" svg:y="10.617cm">
          <text:p/>
        </draw:rect>
        <draw:line draw:style-name="gr27" draw:text-style-name="P6" draw:layer="layout" svg:x1="14.456cm" svg:y1="11.287cm" svg:x2="25.67cm" svg:y2="11.287cm">
          <text:p/>
        </draw:line>
        <draw:frame draw:style-name="gr25" draw:text-style-name="P5" draw:layer="layout" svg:width="6.826cm" svg:height="0.721cm" svg:x="16.991cm" svg:y="10.586cm">
          <draw:text-box>
            <text:p><text:span text:style-name="T2">Загрузить(Корневой:каталог)</text:span></text:p>
          </draw:text-box>
        </draw:frame>
        <draw:line draw:style-name="gr20" draw:text-style-name="P3" draw:layer="layout" svg:x1="25.475cm" svg:y1="12.532cm" svg:x2="14.456cm" svg:y2="12.532cm">
          <text:p/>
        </draw:line>
        <draw:frame draw:style-name="gr25" draw:text-style-name="P5" draw:layer="layout" svg:width="6.521cm" svg:height="0.721cm" svg:x="17.479cm" svg:y="11.811cm">
          <draw:text-box>
            <text:p><text:span text:style-name="T2">Список каталогов и файлов</text:span></text:p>
          </draw:text-box>
        </draw:frame>
      </draw:page>
      <draw:page draw:name="page8" draw:style-name="dp1" draw:master-page-name="Обычный">
        <draw:rect draw:style-name="gr28" draw:text-style-name="P1" draw:layer="layout" svg:width="11cm" svg:height="15.5cm" svg:x="1.5cm" svg:y="1.5cm">
          <text:p/>
        </draw:rect>
        <draw:frame draw:style-name="gr29" draw:text-style-name="P1" draw:layer="layout" svg:width="11cm" svg:height="1.278cm" svg:x="1.5cm" svg:y="1.5cm">
          <draw:text-box>
            <text:p text:style-name="P1">ЭВМ пользователей</text:p>
          </draw:text-box>
        </draw:frame>
        <draw:rect draw:style-name="gr28" draw:text-style-name="P1" draw:layer="layout" svg:width="8.5cm" svg:height="2.5cm" svg:x="2cm" svg:y="3cm">
          <text:p/>
        </draw:rect>
        <draw:frame draw:style-name="gr30" draw:text-style-name="P1" draw:layer="layout" svg:width="8.5cm" svg:height="1.35cm" svg:x="2cm" svg:y="3cm">
          <draw:text-box>
            <text:p text:style-name="P1">Рабочая станция 1</text:p>
          </draw:text-box>
        </draw:frame>
        <draw:rect draw:style-name="gr28" draw:text-style-name="P1" draw:layer="layout" svg:width="8.5cm" svg:height="2.5cm" svg:x="3.5cm" svg:y="4.5cm">
          <text:p/>
        </draw:rect>
        <draw:frame draw:style-name="gr30" draw:text-style-name="P1" draw:layer="layout" svg:width="8.5cm" svg:height="1.35cm" svg:x="3.5cm" svg:y="4.65cm">
          <draw:text-box>
            <text:p text:style-name="P1">Рабочая станция N</text:p>
          </draw:text-box>
        </draw:frame>
        <draw:rect draw:style-name="gr28" draw:text-style-name="P1" draw:layer="layout" svg:width="8.5cm" svg:height="2.5cm" svg:x="2cm" svg:y="7.5cm">
          <text:p/>
        </draw:rect>
        <draw:frame draw:style-name="gr30" draw:text-style-name="P1" draw:layer="layout" svg:width="8.5cm" svg:height="1.35cm" svg:x="2cm" svg:y="7.5cm">
          <draw:text-box>
            <text:p text:style-name="P1">Сервер 1</text:p>
          </draw:text-box>
        </draw:frame>
        <draw:rect draw:style-name="gr28" draw:text-style-name="P1" draw:layer="layout" svg:width="8.5cm" svg:height="2.5cm" svg:x="3.5cm" svg:y="9cm">
          <text:p/>
        </draw:rect>
        <draw:frame draw:style-name="gr30" draw:text-style-name="P1" draw:layer="layout" svg:width="8.5cm" svg:height="1.35cm" svg:x="3.5cm" svg:y="9cm">
          <draw:text-box>
            <text:p text:style-name="P1">Сервер N</text:p>
          </draw:text-box>
        </draw:frame>
        <draw:rect draw:style-name="gr28" draw:text-style-name="P1" draw:layer="layout" svg:width="8.5cm" svg:height="2.5cm" svg:x="2cm" svg:y="12cm">
          <text:p/>
        </draw:rect>
        <draw:frame draw:style-name="gr30" draw:text-style-name="P1" draw:layer="layout" svg:width="8.5cm" svg:height="1.773cm" svg:x="2cm" svg:y="12cm">
          <draw:text-box>
            <text:p text:style-name="P1">Переносная рабочая станция 1</text:p>
          </draw:text-box>
        </draw:frame>
        <draw:rect draw:style-name="gr28" draw:text-style-name="P1" draw:layer="layout" svg:width="8.5cm" svg:height="2.5cm" svg:x="3.5cm" svg:y="14cm">
          <text:p/>
        </draw:rect>
        <draw:frame draw:style-name="gr30" draw:text-style-name="P1" draw:layer="layout" svg:width="8.5cm" svg:height="1.773cm" svg:x="3.5cm" svg:y="14cm">
          <draw:text-box>
            <text:p text:style-name="P1">Переносная рабочая станция N</text:p>
          </draw:text-box>
        </draw:frame>
        <draw:custom-shape draw:style-name="gr2" draw:text-style-name="P1" draw:layer="layout" svg:width="8.5cm" svg:height="8.1cm" svg:x="17.5cm" svg:y="5.7cm">
          <text:p text:style-name="P1">Интернет приложение</text:p>
          <text:p text:style-name="P1">классифицирующее</text:p>
          <text:p text:style-name="P1">юридические услуги</text:p>
          <draw:enhanced-geometry svg:viewBox="0 0 21600 21600" draw:glue-points="?f7 0 ?f6 ?f1 0 ?f10 ?f6 21600 ?f4 ?f10 21600 ?f9" draw:path-stretchpoint-x="10800" draw:path-stretchpoint-y="10800" draw:text-areas="0 ?f1 ?f4 ?f12" draw:type="cube" draw:modifiers="3061.7574403011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27" draw:text-style-name="P1" draw:layer="layout" svg:x1="17.5cm" svg:y1="10.5cm" svg:x2="12cm" svg:y2="10.5cm">
          <text:p/>
        </draw:line>
        <draw:line draw:style-name="gr27" draw:text-style-name="P1" draw:layer="layout" svg:x1="17.5cm" svg:y1="9cm" svg:x2="12cm" svg:y2="5.5cm">
          <text:p/>
        </draw:line>
        <draw:line draw:style-name="gr27" draw:text-style-name="P1" draw:layer="layout" svg:x1="17.5cm" svg:y1="12.5cm" svg:x2="12cm" svg:y2="15.5cm">
          <text:p/>
        </draw:line>
      </draw:page>
      <draw:page draw:name="page9" draw:style-name="dp1" draw:master-page-name="Обычный">
        <draw:custom-shape draw:style-name="gr31" draw:text-style-name="P1" draw:id="id20" draw:layer="layout" svg:width="5.511cm" svg:height="0.919cm" svg:x="4.074cm" svg:y="0.381cm">
          <text:p text:style-name="P1">начало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2" draw:text-style-name="P1" draw:id="id18" draw:layer="layout" svg:width="10.695cm" svg:height="1.746cm" svg:x="1.5cm" svg:y="2.212cm">
          <text:p text:style-name="P1">Открытие клиентом</text:p>
          <text:p text:style-name="P1">страницы приложения</text:p>
        </draw:rect>
        <draw:rect draw:style-name="gr32" draw:text-style-name="P1" draw:id="id21" draw:layer="layout" svg:width="10.731cm" svg:height="1.746cm" svg:x="1.4cm" svg:y="6.9cm">
          <text:p text:style-name="P1">Получение запроса на</text:p>
          <text:p text:style-name="P1">открытие страницы приложением</text:p>
        </draw:rect>
        <draw:rect draw:style-name="gr33" draw:text-style-name="P1" draw:id="id23" draw:layer="layout" svg:width="10.732cm" svg:height="1.746cm" svg:x="1.388cm" svg:y="11.405cm">
          <text:p text:style-name="P1">Сбор данных </text:p>
          <text:p text:style-name="P1">информационной ленты</text:p>
        </draw:rect>
        <draw:rect draw:style-name="gr33" draw:text-style-name="P1" draw:id="id24" draw:layer="layout" svg:width="10.731cm" svg:height="1.746cm" svg:x="1.389cm" svg:y="14.064cm">
          <text:p text:style-name="P1">Сбор вариантов</text:p>
          <text:p text:style-name="P1">выбора меню приложения</text:p>
        </draw:rect>
        <draw:rect draw:style-name="gr33" draw:text-style-name="P1" draw:id="id26" draw:layer="layout" svg:width="11.5cm" svg:height="1.746cm" svg:x="16.453cm" svg:y="3.344cm">
          <text:p text:style-name="P1">Генерация содержимого</text:p>
          <text:p text:style-name="P1">запрошенной страницы приложения</text:p>
        </draw:rect>
        <draw:custom-shape draw:style-name="gr2" draw:text-style-name="P1" draw:id="id34" draw:layer="layout" svg:width="1.386cm" svg:height="1.378cm" svg:x="6.059cm" svg:y="19.5cm">
          <text:p text:style-name="P1">А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25" draw:layer="layout" svg:width="1.386cm" svg:height="1.378cm" svg:x="21.514cm" svg:y="1cm">
          <text:p text:style-name="P1">А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3" draw:text-style-name="P1" draw:id="id28" draw:layer="layout" svg:width="11.5cm" svg:height="1.745cm" svg:x="16.453cm" svg:y="6.099cm">
          <text:p text:style-name="P1">Кеширование содержимого</text:p>
          <text:p text:style-name="P1">запрошенной страницы приложения</text:p>
        </draw:rect>
        <draw:rect draw:style-name="gr33" draw:text-style-name="P1" draw:id="id31" draw:layer="layout" svg:width="11.504cm" svg:height="1.746cm" svg:x="16.453cm" svg:y="10.934cm">
          <text:p text:style-name="P1">Отправка содержимого</text:p>
          <text:p text:style-name="P1">запрошенной страницы приложения</text:p>
        </draw:rect>
        <draw:rect draw:style-name="gr33" draw:text-style-name="P1" draw:id="id29" draw:layer="layout" svg:width="11.525cm" svg:height="1.746cm" svg:x="16.432cm" svg:y="14.154cm">
          <text:p text:style-name="P1">Отображение запрошенной страницы</text:p>
          <text:p text:style-name="P1">в веб-браузере пользователя</text:p>
        </draw:rect>
        <draw:connector draw:style-name="gr27" draw:text-style-name="P1" draw:layer="layout" svg:x1="6.847cm" svg:y1="3.958cm" svg:x2="6.814cm" svg:y2="4.973cm" draw:start-shape="id18" draw:start-glue-point="2" draw:end-shape="id19" draw:end-glue-point="4" svg:d="m6847 3958v508h-33v507">
          <text:p/>
        </draw:connector>
        <draw:connector draw:style-name="gr27" draw:text-style-name="P1" draw:layer="layout" svg:x1="6.829cm" svg:y1="1.3cm" svg:x2="6.847cm" svg:y2="2.212cm" draw:start-shape="id20" draw:start-glue-point="2" draw:end-shape="id18" draw:end-glue-point="0" svg:d="m6829 1300v456h18v456">
          <text:p/>
        </draw:connector>
        <draw:connector draw:style-name="gr27" draw:text-style-name="P1" draw:layer="layout" svg:x1="6.765cm" svg:y1="8.646cm" svg:x2="6.763cm" svg:y2="9.6cm" draw:start-shape="id21" draw:start-glue-point="2" draw:end-shape="id22" draw:end-glue-point="4" svg:d="m6765 8646v476h-2v478">
          <text:p/>
        </draw:connector>
        <draw:connector draw:style-name="gr27" draw:text-style-name="P1" draw:layer="layout" svg:x1="6.754cm" svg:y1="13.151cm" svg:x2="6.754cm" svg:y2="14.064cm" draw:start-shape="id23" draw:start-glue-point="2" draw:end-shape="id24" draw:end-glue-point="0" svg:d="m6754 13151v913">
          <text:p/>
        </draw:connector>
        <draw:connector draw:style-name="gr27" draw:text-style-name="P1" draw:layer="layout" svg:x1="22.207cm" svg:y1="2.378cm" svg:x2="22.203cm" svg:y2="3.344cm" draw:start-shape="id25" draw:start-glue-point="8" draw:end-shape="id26" draw:end-glue-point="0" svg:d="m22207 2378v483h-4v483">
          <text:p/>
        </draw:connector>
        <draw:custom-shape draw:style-name="gr34" draw:text-style-name="P1" draw:id="id22" draw:layer="layout" svg:width="0.727cm" svg:height="0.951cm" svg:x="6.4cm" svg:y="9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6.763cm" svg:y1="10.551cm" svg:x2="6.754cm" svg:y2="11.405cm" draw:start-shape="id22" draw:start-glue-point="6" draw:end-shape="id23" draw:end-glue-point="0" svg:d="m6763 10551v427h-9v427">
          <text:p/>
        </draw:connector>
        <draw:connector draw:style-name="gr27" draw:text-style-name="P1" draw:layer="layout" svg:x1="6.754cm" svg:y1="15.81cm" svg:x2="6.754cm" svg:y2="16.827cm" draw:start-shape="id24" draw:start-glue-point="2" draw:end-shape="id27" draw:end-glue-point="0" svg:d="m6754 15810v1017">
          <text:p/>
        </draw:connector>
        <draw:connector draw:style-name="gr27" draw:text-style-name="P1" draw:layer="layout" svg:x1="22.203cm" svg:y1="5.09cm" svg:x2="22.203cm" svg:y2="6.099cm" draw:start-shape="id26" draw:start-glue-point="2" draw:end-shape="id28" draw:end-glue-point="0" svg:d="m22203 5090v1009">
          <text:p/>
        </draw:connector>
        <draw:custom-shape draw:style-name="gr34" draw:text-style-name="P1" draw:id="id19" draw:layer="layout" svg:width="0.7cm" svg:height="1cm" svg:x="6.464cm" svg:y="4.97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6.814cm" svg:y1="5.973cm" svg:x2="6.765cm" svg:y2="6.9cm" draw:start-shape="id19" draw:start-glue-point="6" draw:end-shape="id21" draw:end-glue-point="0" svg:d="m6814 5973v464h-49v463">
          <text:p/>
        </draw:connector>
        <draw:custom-shape draw:style-name="gr31" draw:text-style-name="P1" draw:id="id32" draw:layer="layout" svg:width="5.511cm" svg:height="0.919cm" svg:x="19.389cm" svg:y="19cm">
          <text:p text:style-name="P1">конец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" draw:layer="layout" svg:x1="22.194cm" svg:y1="15.9cm" svg:x2="22.15cm" svg:y2="17cm" draw:start-shape="id29" draw:start-glue-point="2" draw:end-shape="id30" draw:end-glue-point="4" svg:d="m22194 15900v550h-44v550">
          <text:p/>
        </draw:connector>
        <draw:connector draw:style-name="gr27" draw:text-style-name="P1" draw:layer="layout" svg:x1="22.205cm" svg:y1="12.68cm" svg:x2="22.194cm" svg:y2="14.154cm" draw:start-shape="id31" draw:start-glue-point="2" draw:end-shape="id29" draw:end-glue-point="0" svg:d="m22205 12680v737h-11v737">
          <text:p/>
        </draw:connector>
        <draw:custom-shape draw:style-name="gr34" draw:text-style-name="P1" draw:id="id30" draw:layer="layout" svg:width="0.7cm" svg:height="1cm" svg:x="21.8cm" svg:y="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2.15cm" svg:y1="18cm" svg:x2="22.144cm" svg:y2="19cm" draw:start-shape="id30" draw:start-glue-point="6" draw:end-shape="id32" draw:end-glue-point="0" svg:d="m22150 18000v500h-6v500">
          <text:p/>
        </draw:connector>
        <draw:connector draw:style-name="gr27" draw:text-style-name="P1" draw:layer="layout" svg:x1="22.203cm" svg:y1="7.844cm" svg:x2="22.187cm" svg:y2="8.772cm" draw:start-shape="id28" draw:start-glue-point="2" draw:end-shape="id33" draw:end-glue-point="4" svg:d="m22203 7844v464h-16v464">
          <text:p/>
        </draw:connector>
        <draw:connector draw:style-name="gr22" draw:text-style-name="P1" draw:layer="layout" draw:line-skew="1.442cm" svg:x1="21.8cm" svg:y1="17.5cm" svg:x2="7.164cm" svg:y2="5.473cm" draw:start-shape="id30" draw:start-glue-point="5" draw:end-shape="id19" draw:end-glue-point="7" svg:d="m21800 17500h-5875v-12027h-8761">
          <text:p text:style-name="P1"/>
          <text:p text:style-name="P1"/>
          <text:p text:style-name="P1"/>
        </draw:connector>
        <draw:frame draw:style-name="gr35" draw:text-style-name="P1" draw:layer="layout" svg:width="8cm" svg:height="1.675cm" svg:x="12.4cm" svg:y="17.275cm">
          <draw:text-box>
            <text:p text:style-name="P1">Открытие другой </text:p>
            <text:p text:style-name="P1">Страницы приложения</text:p>
          </draw:text-box>
        </draw:frame>
        <draw:frame draw:style-name="gr36" draw:layer="layout" svg:width="7.479cm" svg:height="0.962cm" svg:x="22.221cm" svg:y="18.1cm">
          <draw:text-box>
            <text:p>Закрытие веб-браузера</text:p>
          </draw:text-box>
        </draw:frame>
        <draw:rect draw:style-name="gr33" draw:text-style-name="P1" draw:id="id27" draw:layer="layout" svg:width="10.732cm" svg:height="1.746cm" svg:x="1.388cm" svg:y="16.827cm">
          <text:p text:style-name="P1">Сбор информации запрошенной </text:p>
          <text:p text:style-name="P1">страницы приложения</text:p>
        </draw:rect>
        <draw:connector draw:style-name="gr27" draw:text-style-name="P1" draw:layer="layout" svg:x1="6.754cm" svg:y1="18.573cm" svg:x2="6.752cm" svg:y2="19.5cm" draw:start-shape="id27" draw:start-glue-point="2" draw:end-shape="id34" draw:end-glue-point="4" svg:d="m6754 18573v464h-2v463">
          <text:p/>
        </draw:connector>
        <draw:custom-shape draw:style-name="gr34" draw:text-style-name="P1" draw:id="id33" draw:layer="layout" svg:width="0.7cm" svg:height="1cm" svg:x="21.837cm" svg:y="8.772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7" draw:text-style-name="P1" draw:layer="layout" svg:x1="22.187cm" svg:y1="9.772cm" svg:x2="22.205cm" svg:y2="10.934cm" draw:start-shape="id33" draw:start-glue-point="6" draw:end-shape="id31" svg:d="m22187 9772v582h18v580">
          <text:p/>
        </draw:connector>
        <draw:connector draw:style-name="gr27" draw:text-style-name="P1" draw:layer="layout" draw:line-skew="6.189cm" svg:x1="7.127cm" svg:y1="10.075cm" svg:x2="21.837cm" svg:y2="9.272cm" draw:start-shape="id22" draw:start-glue-point="7" draw:end-shape="id33" draw:end-glue-point="5" svg:d="m7127 10075h13544v-803h1166">
          <text:p/>
        </draw:connector>
        <draw:frame draw:style-name="gr37" draw:text-style-name="P1" draw:layer="layout" svg:width="8.816cm" svg:height="1.673cm" svg:x="6.977cm" svg:y="9.245cm">
          <draw:text-box>
            <text:p text:style-name="P1">Если содержимое страницы</text:p>
            <text:p text:style-name="P1">есть в кеше</text:p>
          </draw:text-box>
        </draw:frame>
        <draw:frame draw:style-name="gr38" draw:layer="layout" svg:width="4.977cm" svg:height="1.673cm" svg:x="1.734cm" svg:y="9.798cm">
          <draw:text-box>
            <text:p>Если страница</text:p>
            <text:p>не кеширована</text:p>
          </draw:text-box>
        </draw:frame>
      </draw:page>
      <draw:page draw:name="page10" draw:style-name="dp1" draw:master-page-name="Обычный">
        <draw:rect draw:style-name="gr39" draw:text-style-name="P1" draw:layer="layout" svg:width="28.117cm" svg:height="20.561cm" svg:x="0.325cm" svg:y="-0.025cm">
          <text:p/>
        </draw:rect>
        <draw:custom-shape draw:style-name="gr40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3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36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3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9" draw:text-style-name="P1" draw:layer="layout" svg:width="2cm" svg:height="0.7cm" svg:x="4.742cm" svg:y="4.636cm">
          <text:p/>
        </draw:rect>
        <draw:custom-shape draw:style-name="gr34" draw:text-style-name="P1" draw:id="id35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1.742cm" svg:y1="6.536cm" svg:x2="22.742cm" svg:y2="6.536cm" draw:start-shape="id35" draw:start-glue-point="10" draw:end-shape="id36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37" draw:start-glue-point="1" draw:end-shape="id35" draw:end-glue-point="5" svg:d="m11242 4436 9646 1746">
          <text:p/>
        </draw:connector>
        <draw:rect draw:style-name="gr39" draw:text-style-name="P1" draw:layer="layout" svg:width="2cm" svg:height="0.7cm" svg:x="4.742cm" svg:y="8.336cm">
          <text:p/>
        </draw:rect>
        <draw:rect draw:style-name="gr33" draw:text-style-name="P1" draw:id="id38" draw:layer="layout" svg:width="3.5cm" svg:height="1cm" svg:x="10.042cm" svg:y="5.736cm">
          <text:p text:style-name="P1">Новость</text:p>
        </draw:rect>
        <draw:rect draw:style-name="gr33" draw:text-style-name="P1" draw:id="id39" draw:layer="layout" svg:width="3.5cm" svg:height="1cm" svg:x="12.942cm" svg:y="7.436cm">
          <text:p text:style-name="P1">Услуга</text:p>
        </draw:rect>
        <draw:rect draw:style-name="gr33" draw:text-style-name="P1" draw:id="id37" draw:layer="layout" svg:width="4cm" svg:height="1cm" svg:x="7.242cm" svg:y="3.936cm">
          <text:p text:style-name="P1">Клиент</text:p>
        </draw:rect>
        <draw:rect draw:style-name="gr33" draw:text-style-name="P1" draw:id="id40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38" draw:start-glue-point="1" draw:end-shape="id35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39" draw:start-glue-point="1" draw:end-shape="id35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40" draw:start-glue-point="1" draw:end-shape="id35" draw:end-glue-point="8" svg:d="m17242 9736 4000-2700">
          <text:p/>
        </draw:connector>
        <draw:rect draw:style-name="gr39" draw:text-style-name="P1" draw:id="id41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41" draw:start-glue-point="0" draw:end-shape="id37" svg:d="m9180 10738 62-5802">
          <text:p/>
        </draw:connector>
        <draw:connector draw:style-name="gr27" draw:text-style-name="P1" draw:layer="layout" draw:type="line" svg:x1="9.18cm" svg:y1="10.738cm" svg:x2="11.792cm" svg:y2="6.736cm" draw:start-shape="id41" draw:start-glue-point="0" draw:end-shape="id38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41" draw:start-glue-point="0" draw:end-shape="id39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41" draw:start-glue-point="0" draw:end-shape="id40" svg:d="m9180 10738 4062-1002">
          <text:p/>
        </draw:connector>
        <draw:custom-shape draw:style-name="gr34" draw:text-style-name="P1" draw:id="id42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9.18cm" svg:y1="12.019cm" svg:x2="9.192cm" svg:y2="12.992cm" draw:start-shape="id41" draw:start-glue-point="2" draw:end-shape="id42" draw:end-glue-point="4" svg:d="m9180 12019 12 973">
          <text:p/>
        </draw:connector>
        <draw:rect draw:style-name="gr33" draw:text-style-name="P1" draw:id="id43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39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43" draw:start-glue-point="3" draw:end-shape="id42" draw:end-glue-point="10" svg:d="m11744 13530-2052-38">
          <text:p/>
        </draw:connector>
        <draw:custom-shape draw:style-name="gr34" draw:text-style-name="P1" draw:id="id45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0.147cm" svg:y1="13.564cm" svg:x2="21.317cm" svg:y2="13.553cm" draw:start-shape="id44" draw:start-glue-point="1" draw:end-shape="id45" draw:end-glue-point="6" svg:d="m20147 13564 1170-11">
          <text:p/>
        </draw:connector>
        <draw:rect draw:style-name="gr39" draw:text-style-name="P1" draw:layer="layout" svg:width="1.2cm" svg:height="0.597cm" svg:x="11.244cm" svg:y="13.785cm">
          <text:p/>
        </draw:rect>
        <draw:custom-shape draw:style-name="gr34" draw:text-style-name="P1" draw:id="id46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43" draw:start-glue-point="2" draw:end-shape="id46" draw:end-glue-point="10" svg:d="m14865 14798v810h-5123">
          <text:p/>
        </draw:connector>
        <draw:rect draw:style-name="gr33" draw:text-style-name="P1" draw:id="id47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39" draw:text-style-name="P1" draw:layer="layout" svg:width="1.2cm" svg:height="0.471cm" svg:x="5.451cm" svg:y="17.603cm">
          <text:p/>
        </draw:rect>
        <draw:rect draw:style-name="gr39" draw:text-style-name="P1" draw:layer="layout" svg:width="1.2cm" svg:height="0.471cm" svg:x="5.451cm" svg:y="18.504cm">
          <text:p/>
        </draw:rect>
        <draw:connector draw:style-name="gr39" draw:text-style-name="P1" draw:layer="layout" draw:type="line" svg:x1="9.242cm" svg:y1="16.108cm" svg:x2="9.219cm" svg:y2="17.116cm" draw:start-shape="id46" draw:start-glue-point="8" draw:end-shape="id47" draw:end-glue-point="0" svg:d="m9242 16108-23 1008">
          <text:p/>
        </draw:connector>
        <draw:rect draw:style-name="gr39" draw:text-style-name="P1" draw:id="id44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44" draw:start-glue-point="3" draw:end-shape="id43" draw:end-glue-point="1" svg:d="m19139 13564-1153-34">
          <text:p/>
        </draw:connector>
        <draw:rect draw:style-name="gr33" draw:text-style-name="P1" draw:id="id48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39" draw:text-style-name="P1" draw:layer="layout" svg:width="1.2cm" svg:height="0.471cm" svg:x="20.269cm" svg:y="16.596cm">
          <text:p/>
        </draw:rect>
        <draw:rect draw:style-name="gr39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48" draw:start-glue-point="0" draw:end-shape="id45" draw:end-glue-point="9" svg:d="m23883 16109-1712-2202">
          <text:p/>
        </draw:connector>
        <draw:rect draw:style-name="gr39" draw:text-style-name="P1" draw:layer="layout" svg:width="2.579cm" svg:height="0.901cm" svg:x="1.171cm" svg:y="14.432cm">
          <text:p/>
        </draw:rect>
        <draw:rect draw:style-name="gr39" draw:text-style-name="P1" draw:layer="layout" svg:width="2.579cm" svg:height="0.901cm" svg:x="1.172cm" svg:y="5.262cm">
          <text:p/>
        </draw:rect>
        <draw:rect draw:style-name="gr39" draw:text-style-name="P1" draw:id="id49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49" draw:start-glue-point="3" draw:end-shape="id48" draw:end-glue-point="1" svg:d="m27950 17407-1093-13">
          <text:p/>
        </draw:connector>
        <draw:custom-shape draw:style-name="gr34" draw:text-style-name="P1" draw:id="id50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8.958cm" svg:y1="17.407cm" svg:x2="30.155cm" svg:y2="17.37cm" draw:start-shape="id49" draw:start-glue-point="1" draw:end-shape="id50" draw:end-glue-point="6" svg:d="m28958 17407 1197-37">
          <text:p/>
        </draw:connector>
        <draw:custom-shape draw:style-name="gr42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43" draw:layer="layout" svg:width="12.278cm" svg:height="8.29cm" svg:x="-12.536cm" svg:y="0.028cm">
          <draw:text-box>
            <text:p>1) СУБД - система управления</text:p>
            <text:p><text:s text:c="5"/>базами данных;</text:p>
            <text:p>2) SQL - Structured Query Language</text:p>
            <text:p><text:s text:c="5"/>(язык структурированных запросов);</text:p>
            <text:p>3) CGI - Common Gateway Interface</text:p>
            <text:p><text:s text:c="4"/>(общий интерфейс шлюза), стандарт</text:p>
            <text:p><text:s text:c="5"/>связи программы с веб-сервером;</text:p>
            <text:p>4) HTML - HyperText Markup Language</text:p>
            <text:p><text:s text:c="5"/>(язык разметки гипертекста);</text:p>
            <text:p>5) PHP - PHP: Hypertext Preprocessor</text:p>
            <text:p><text:s text:c="5"/>(PHP: препроцессор гипертекста).</text:p>
          </draw:text-box>
        </draw:frame>
        <draw:rect draw:style-name="gr33" draw:text-style-name="P1" draw:layer="layout" svg:width="4.151cm" svg:height="1.615cm" svg:x="-4.409cm" svg:y="11.728cm">
          <text:p text:style-name="P7">PHP</text:p>
          <text:p text:style-name="P7"><text:span text:style-name="T4"/></text:p>
        </draw:rect>
        <draw:line draw:style-name="gr39" draw:text-style-name="P1" draw:layer="layout" svg:x1="-0.057cm" svg:y1="12.035cm" svg:x2="6.816cm" svg:y2="14.089cm">
          <text:p/>
        </draw:line>
        <draw:line draw:style-name="gr39" draw:text-style-name="P1" draw:layer="layout" svg:x1="6.747cm" svg:y1="14.123cm" svg:x2="8.713cm" svg:y2="13.721cm">
          <text:p/>
        </draw:line>
        <draw:line draw:style-name="gr39" draw:text-style-name="P1" draw:layer="layout" svg:x1="6.867cm" svg:y1="14.143cm" svg:x2="8.814cm" svg:y2="15.387cm">
          <text:p/>
        </draw:line>
      </draw:page>
      <draw:page draw:name="page11" draw:style-name="dp1" draw:master-page-name="Обычный">
        <draw:rect draw:style-name="gr39" draw:text-style-name="P1" draw:layer="layout" svg:width="28.117cm" svg:height="20.561cm" svg:x="0.325cm" svg:y="-0.025cm">
          <text:p/>
        </draw:rect>
        <draw:custom-shape draw:style-name="gr40" draw:text-style-name="P1" draw:layer="layout" svg:width="7.5cm" svg:height="3.5cm" svg:x="28.824cm" svg:y="-1.964cm">
          <text:p/>
          <draw:enhanced-geometry svg:viewBox="0 0 21600 21600" draw:glue-points="10800 0 0 10800 10800 21600 21600 10800 ?f40 ?f41" draw:text-areas="0 0 21600 21600" draw:type="rectangular-callout" draw:modifiers="-1169.12411678443 32217.99485861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1" draw:text-style-name="P1" draw:layer="layout" svg:width="7.5cm" svg:height="2.75cm" svg:x="28.824cm" svg:y="-1.714cm">
          <draw:text-box>
            <text:p text:style-name="P1">Интернет приложение</text:p>
            <text:p text:style-name="P1">классифицирующее</text:p>
            <text:p text:style-name="P1">юридические услуги</text:p>
          </draw:text-box>
        </draw:frame>
        <draw:rect draw:style-name="gr33" draw:text-style-name="P1" draw:layer="layout" svg:width="17.2cm" svg:height="19.539cm" svg:x="2.399cm" svg:y="0.436cm">
          <text:p text:style-name="P1">Препроцессор</text:p>
          <text:p text:style-name="P1">PHP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custom-shape draw:style-name="gr2" draw:text-style-name="P1" draw:id="id52" draw:layer="layout" svg:width="5cm" svg:height="7cm" svg:x="22.742cm" svg:y="3.036cm">
          <text:p text:style-name="P1">СУБД</text:p>
          <draw:enhanced-geometry svg:viewBox="0 0 88 21600" draw:glue-points="44 ?f6 44 0 0 10800 44 21600 88 10800" draw:text-areas="0 ?f6 88 ?f3" draw:type="can" draw:modifiers="3920.7287269495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33" draw:text-style-name="P1" draw:layer="layout" svg:width="12cm" svg:height="8.886cm" svg:x="5.742cm" svg:y="2.536cm">
          <text:p text:style-name="P1">Модель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39" draw:text-style-name="P1" draw:layer="layout" svg:width="2cm" svg:height="0.7cm" svg:x="4.742cm" svg:y="4.636cm">
          <text:p/>
        </draw:rect>
        <draw:custom-shape draw:style-name="gr34" draw:text-style-name="P1" draw:id="id51" draw:layer="layout" svg:width="1cm" svg:height="1cm" svg:x="20.742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1.742cm" svg:y1="6.536cm" svg:x2="22.742cm" svg:y2="6.536cm" draw:start-shape="id51" draw:start-glue-point="10" draw:end-shape="id52" draw:end-glue-point="6" svg:d="m21742 6536h1000">
          <text:p/>
        </draw:connector>
        <draw:connector draw:style-name="gr23" draw:text-style-name="P1" draw:layer="layout" draw:type="line" svg:x1="11.242cm" svg:y1="4.436cm" svg:x2="20.888cm" svg:y2="6.182cm" draw:start-shape="id53" draw:start-glue-point="1" draw:end-shape="id51" draw:end-glue-point="5" svg:d="m11242 4436 9646 1746">
          <text:p/>
        </draw:connector>
        <draw:rect draw:style-name="gr39" draw:text-style-name="P1" draw:layer="layout" svg:width="2cm" svg:height="0.7cm" svg:x="4.742cm" svg:y="8.336cm">
          <text:p/>
        </draw:rect>
        <draw:rect draw:style-name="gr33" draw:text-style-name="P1" draw:id="id54" draw:layer="layout" svg:width="3.5cm" svg:height="1cm" svg:x="10.042cm" svg:y="5.736cm">
          <text:p text:style-name="P1">Новость</text:p>
        </draw:rect>
        <draw:rect draw:style-name="gr33" draw:text-style-name="P1" draw:id="id55" draw:layer="layout" svg:width="3.5cm" svg:height="1cm" svg:x="12.942cm" svg:y="7.436cm">
          <text:p text:style-name="P1">Услуга</text:p>
        </draw:rect>
        <draw:rect draw:style-name="gr33" draw:text-style-name="P1" draw:id="id53" draw:layer="layout" svg:width="4cm" svg:height="1cm" svg:x="7.242cm" svg:y="3.936cm">
          <text:p text:style-name="P1">Клиент</text:p>
        </draw:rect>
        <draw:rect draw:style-name="gr33" draw:text-style-name="P1" draw:id="id56" draw:layer="layout" svg:width="4cm" svg:height="1cm" svg:x="13.242cm" svg:y="9.236cm">
          <text:p text:style-name="P1">Клиент</text:p>
        </draw:rect>
        <draw:connector draw:style-name="gr23" draw:text-style-name="P1" draw:layer="layout" draw:type="line" svg:x1="13.542cm" svg:y1="6.236cm" svg:x2="20.742cm" svg:y2="6.536cm" draw:start-shape="id54" draw:start-glue-point="1" draw:end-shape="id51" draw:end-glue-point="6" svg:d="m13542 6236 7200 300">
          <text:p/>
        </draw:connector>
        <draw:connector draw:style-name="gr23" draw:text-style-name="P1" draw:layer="layout" draw:type="line" svg:x1="16.442cm" svg:y1="7.936cm" svg:x2="20.888cm" svg:y2="6.89cm" draw:start-shape="id55" draw:start-glue-point="1" draw:end-shape="id51" draw:end-glue-point="7" svg:d="m16442 7936 4446-1046">
          <text:p/>
        </draw:connector>
        <draw:connector draw:style-name="gr23" draw:text-style-name="P1" draw:layer="layout" draw:type="line" svg:x1="17.242cm" svg:y1="9.736cm" svg:x2="21.242cm" svg:y2="7.036cm" draw:start-shape="id56" draw:start-glue-point="1" draw:end-shape="id51" draw:end-glue-point="8" svg:d="m17242 9736 4000-2700">
          <text:p/>
        </draw:connector>
        <draw:rect draw:style-name="gr39" draw:text-style-name="P1" draw:id="id57" draw:layer="layout" svg:width="1.176cm" svg:height="1.281cm" svg:x="8.592cm" svg:y="10.738cm">
          <text:p/>
        </draw:rect>
        <draw:connector draw:style-name="gr27" draw:text-style-name="P1" draw:layer="layout" draw:type="line" svg:x1="9.18cm" svg:y1="10.738cm" svg:x2="9.242cm" svg:y2="4.936cm" draw:start-shape="id57" draw:start-glue-point="0" draw:end-shape="id53" svg:d="m9180 10738 62-5802">
          <text:p/>
        </draw:connector>
        <draw:connector draw:style-name="gr27" draw:text-style-name="P1" draw:layer="layout" draw:type="line" svg:x1="9.18cm" svg:y1="10.738cm" svg:x2="11.792cm" svg:y2="6.736cm" draw:start-shape="id57" draw:start-glue-point="0" draw:end-shape="id54" draw:end-glue-point="2" svg:d="m9180 10738 2612-4002">
          <text:p/>
        </draw:connector>
        <draw:connector draw:style-name="gr27" draw:text-style-name="P1" draw:layer="layout" draw:type="line" svg:x1="9.18cm" svg:y1="10.738cm" svg:x2="12.942cm" svg:y2="7.936cm" draw:start-shape="id57" draw:start-glue-point="0" draw:end-shape="id55" draw:end-glue-point="3" svg:d="m9180 10738 3762-2802">
          <text:p/>
        </draw:connector>
        <draw:connector draw:style-name="gr27" draw:text-style-name="P1" draw:layer="layout" draw:type="line" svg:x1="9.18cm" svg:y1="10.738cm" svg:x2="13.242cm" svg:y2="9.736cm" draw:start-shape="id57" draw:start-glue-point="0" draw:end-shape="id56" svg:d="m9180 10738 4062-1002">
          <text:p/>
        </draw:connector>
        <draw:custom-shape draw:style-name="gr34" draw:text-style-name="P1" draw:id="id58" draw:layer="layout" svg:width="1cm" svg:height="1cm" svg:x="8.692cm" svg:y="12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9.18cm" svg:y1="12.019cm" svg:x2="9.192cm" svg:y2="12.992cm" draw:start-shape="id57" draw:start-glue-point="2" draw:end-shape="id58" draw:end-glue-point="4" svg:d="m9180 12019 12 973">
          <text:p/>
        </draw:connector>
        <draw:rect draw:style-name="gr33" draw:text-style-name="P1" draw:id="id59" draw:layer="layout" svg:width="6.242cm" svg:height="2.535cm" svg:x="11.744cm" svg:y="12.263cm">
          <text:p text:style-name="P1"><text:s text:c="7"/>Контроллер</text:p>
          <text:p text:style-name="P1"/>
        </draw:rect>
        <draw:rect draw:style-name="gr39" draw:text-style-name="P1" draw:layer="layout" svg:width="1.2cm" svg:height="0.597cm" svg:x="11.244cm" svg:y="12.643cm">
          <text:p/>
        </draw:rect>
        <draw:connector draw:style-name="gr23" draw:text-style-name="P1" draw:layer="layout" draw:type="line" svg:x1="11.744cm" svg:y1="13.53cm" svg:x2="9.692cm" svg:y2="13.492cm" draw:start-shape="id59" draw:start-glue-point="3" draw:end-shape="id58" draw:end-glue-point="10" svg:d="m11744 13530-2052-38">
          <text:p/>
        </draw:connector>
        <draw:custom-shape draw:style-name="gr34" draw:text-style-name="P1" draw:id="id61" draw:layer="layout" svg:width="1cm" svg:height="1cm" svg:x="21.317cm" svg:y="13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0.147cm" svg:y1="13.564cm" svg:x2="21.317cm" svg:y2="13.553cm" draw:start-shape="id60" draw:start-glue-point="1" draw:end-shape="id61" draw:end-glue-point="6" svg:d="m20147 13564 1170-11">
          <text:p/>
        </draw:connector>
        <draw:rect draw:style-name="gr39" draw:text-style-name="P1" draw:layer="layout" svg:width="1.2cm" svg:height="0.597cm" svg:x="11.244cm" svg:y="13.785cm">
          <text:p/>
        </draw:rect>
        <draw:custom-shape draw:style-name="gr34" draw:text-style-name="P1" draw:id="id62" draw:layer="layout" svg:width="1cm" svg:height="1cm" svg:x="8.742cm" svg:y="15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" draw:layer="layout" svg:x1="14.865cm" svg:y1="14.798cm" svg:x2="9.742cm" svg:y2="15.608cm" draw:start-shape="id59" draw:start-glue-point="2" draw:end-shape="id62" draw:end-glue-point="10" svg:d="m14865 14798v810h-5123">
          <text:p/>
        </draw:connector>
        <draw:rect draw:style-name="gr33" draw:text-style-name="P1" draw:id="id63" draw:layer="layout" svg:width="6.249cm" svg:height="2.319cm" svg:x="6.095cm" svg:y="17.116cm">
          <text:p text:style-name="P1"><text:s text:c="5"/>Представление</text:p>
          <text:p text:style-name="P1"/>
        </draw:rect>
        <draw:rect draw:style-name="gr39" draw:text-style-name="P1" draw:layer="layout" svg:width="1.2cm" svg:height="0.471cm" svg:x="5.451cm" svg:y="17.603cm">
          <text:p/>
        </draw:rect>
        <draw:rect draw:style-name="gr39" draw:text-style-name="P1" draw:layer="layout" svg:width="1.2cm" svg:height="0.471cm" svg:x="5.451cm" svg:y="18.504cm">
          <text:p/>
        </draw:rect>
        <draw:connector draw:style-name="gr39" draw:text-style-name="P1" draw:layer="layout" draw:type="line" svg:x1="9.242cm" svg:y1="16.108cm" svg:x2="9.219cm" svg:y2="17.116cm" draw:start-shape="id62" draw:start-glue-point="8" draw:end-shape="id63" draw:end-glue-point="0" svg:d="m9242 16108-23 1008">
          <text:p/>
        </draw:connector>
        <draw:rect draw:style-name="gr39" draw:text-style-name="P1" draw:id="id60" draw:layer="layout" svg:width="1.008cm" svg:height="1.058cm" svg:x="19.139cm" svg:y="13.035cm">
          <text:p/>
        </draw:rect>
        <draw:connector draw:style-name="gr27" draw:text-style-name="P1" draw:layer="layout" draw:type="line" svg:x1="19.139cm" svg:y1="13.564cm" svg:x2="17.986cm" svg:y2="13.53cm" draw:start-shape="id60" draw:start-glue-point="3" draw:end-shape="id59" draw:end-glue-point="1" svg:d="m19139 13564-1153-34">
          <text:p/>
        </draw:connector>
        <draw:rect draw:style-name="gr33" draw:text-style-name="P1" draw:id="id64" draw:layer="layout" svg:width="5.947cm" svg:height="2.571cm" svg:x="20.91cm" svg:y="16.109cm">
          <text:p text:style-name="P1"><text:s text:c="4"/>Веб-сервер</text:p>
          <text:p text:style-name="P1"/>
        </draw:rect>
        <draw:rect draw:style-name="gr39" draw:text-style-name="P1" draw:layer="layout" svg:width="1.2cm" svg:height="0.471cm" svg:x="20.269cm" svg:y="16.596cm">
          <text:p/>
        </draw:rect>
        <draw:rect draw:style-name="gr39" draw:text-style-name="P1" draw:layer="layout" svg:width="1.2cm" svg:height="0.471cm" svg:x="20.269cm" svg:y="17.697cm">
          <text:p/>
        </draw:rect>
        <draw:connector draw:style-name="gr23" draw:text-style-name="P1" draw:layer="layout" draw:type="line" svg:x1="23.883cm" svg:y1="16.109cm" svg:x2="22.171cm" svg:y2="13.907cm" draw:start-shape="id64" draw:start-glue-point="0" draw:end-shape="id61" draw:end-glue-point="9" svg:d="m23883 16109-1712-2202">
          <text:p/>
        </draw:connector>
        <draw:rect draw:style-name="gr39" draw:text-style-name="P1" draw:layer="layout" svg:width="2.579cm" svg:height="0.901cm" svg:x="1.171cm" svg:y="14.432cm">
          <text:p/>
        </draw:rect>
        <draw:rect draw:style-name="gr39" draw:text-style-name="P1" draw:layer="layout" svg:width="2.579cm" svg:height="0.901cm" svg:x="1.172cm" svg:y="5.262cm">
          <text:p/>
        </draw:rect>
        <draw:rect draw:style-name="gr39" draw:text-style-name="P1" draw:id="id65" draw:layer="layout" svg:width="1.008cm" svg:height="1.058cm" svg:x="27.95cm" svg:y="16.878cm">
          <text:p/>
        </draw:rect>
        <draw:connector draw:style-name="gr27" draw:text-style-name="P1" draw:layer="layout" draw:type="line" svg:x1="27.95cm" svg:y1="17.407cm" svg:x2="26.857cm" svg:y2="17.394cm" draw:start-shape="id65" draw:start-glue-point="3" draw:end-shape="id64" draw:end-glue-point="1" svg:d="m27950 17407-1093-13">
          <text:p/>
        </draw:connector>
        <draw:custom-shape draw:style-name="gr34" draw:text-style-name="P1" draw:id="id66" draw:layer="layout" svg:width="1cm" svg:height="1cm" svg:x="30.155cm" svg:y="1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" draw:layer="layout" draw:type="line" svg:x1="28.958cm" svg:y1="17.407cm" svg:x2="30.155cm" svg:y2="17.37cm" draw:start-shape="id65" draw:start-glue-point="1" draw:end-shape="id66" draw:end-glue-point="6" svg:d="m28958 17407 1197-37">
          <text:p/>
        </draw:connector>
        <draw:custom-shape draw:style-name="gr42" draw:text-style-name="P1" draw:layer="layout" svg:width="4.153cm" svg:height="1.61cm" svg:x="29.95cm" svg:y="9.897cm">
          <text:p text:style-name="P1">SQL</text:p>
          <draw:enhanced-geometry svg:viewBox="0 0 21600 21600" draw:mirror-horizontal="false" draw:type="line-callout-2" draw:modifiers="-44083.9672604718 -38520.6703910615 -40215.3105440539 9237.98882681564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04cm" svg:y="11.873cm">
          <text:p text:style-name="P1">CGI</text:p>
          <draw:enhanced-geometry svg:viewBox="0 0 21600 21600" draw:mirror-horizontal="false" draw:type="line-callout-2" draw:modifiers="-41374.8675974964 15593.2960893855 -40241.3095811266 5671.50837988827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2" draw:text-style-name="P1" draw:layer="layout" svg:width="4.153cm" svg:height="1.61cm" svg:x="29.958cm" svg:y="13.825cm">
          <text:p text:style-name="P1">HTML</text:p>
          <draw:enhanced-geometry svg:viewBox="0 0 21600 21600" draw:mirror-horizontal="false" draw:type="line-callout-2" draw:modifiers="2360.71256620125 41389.9441340782 -1065.96051998074 30435.7541899441 -1294.75204622051 7427.9329608938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Sidarau</meta:initial-creator>
    <meta:creation-date>2010-03-14T21:24:33</meta:creation-date>
    <dc:date>2010-04-16T10:21:40</dc:date>
    <meta:editing-duration>PT06H37M39S</meta:editing-duration>
    <meta:editing-cycles>78</meta:editing-cycles>
    <meta:generator>OpenOffice.org/3.2$Unix OpenOffice.org_project/320m12$Build-9483</meta:generator>
    <dc:creator>Ivan Sidarau</dc:creator>
    <meta:document-statistic meta:object-count="306"/>
    <meta:user-defined meta:name="Поле 1"/>
    <meta:user-defined meta:name="Поле 2"/>
    <meta:user-defined meta:name="Поле 3"/>
    <meta:user-defined meta:name="Поле 4"/>
  </office:meta>
</office:document-meta>
</file>